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7.2667in" fo:margin-left="0in" table:align="left" style:writing-mode="lr-tb"/>
    </style:style>
    <style:style style:name="Table2.A" style:family="table-column">
      <style:table-column-properties style:column-width="1.8167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7.2681in" table:align="margins" style:writing-mode="lr-tb"/>
    </style:style>
    <style:style style:name="Table3.A" style:family="table-column">
      <style:table-column-properties style:column-width="3.634in" style:rel-column-width="32767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0" style:family="paragraph" style:parent-style-name="Standard">
      <style:paragraph-properties fo:line-height="150%" fo:break-before="auto" fo:break-after="auto" style:writing-mode="lr-tb"/>
    </style:style>
    <style:style style:name="P11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12" style:family="paragraph" style:parent-style-name="Standard">
      <style:paragraph-properties fo:line-height="115%" fo:break-before="page" style:writing-mode="lr-tb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italic" style:text-underline-style="none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page" style:writing-mode="lr-tb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0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1" style:family="paragraph" style:parent-style-name="Standard" style:list-style-name="LS1">
      <style:paragraph-properties fo:margin-top="0in" fo:margin-bottom="0in" style:contextual-spacing="false" fo:line-height="150%" fo:break-before="auto" fo:break-after="auto" style:writing-mode="lr-tb"/>
    </style:style>
    <style:style style:name="P22" style:family="paragraph" style:parent-style-name="Standard" style:list-style-name="LS4">
      <style:paragraph-properties fo:margin-top="0in" fo:margin-bottom="0in" style:contextual-spacing="false" fo:line-height="150%" fo:break-before="auto" fo:break-after="auto" style:writing-mode="lr-tb"/>
    </style:style>
    <style:style style:name="P23" style:family="paragraph" style:parent-style-name="Standard" style:list-style-name="LS5">
      <style:paragraph-properties fo:margin-top="0in" fo:margin-bottom="0in" style:contextual-spacing="false" fo:line-height="150%" fo:break-before="auto" fo:break-after="auto" style:writing-mode="lr-tb"/>
    </style:style>
    <style:style style:name="P24" style:family="paragraph" style:parent-style-name="Standard" style:list-style-name="LS1">
      <style:paragraph-properties fo:margin-top="0in" fo:margin-bottom="0in" style:contextual-spacing="false" fo:line-height="150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5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6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</style:style>
    <style:style style:name="P27" style:family="paragraph" style:parent-style-name="Standard" style:list-style-name="LS2">
      <style:paragraph-properties fo:margin-top="0in" fo:margin-bottom="0in" style:contextual-spacing="false" fo:line-height="115%" fo:text-align="justify" style:justify-single-word="false" fo:break-before="auto" fo:break-after="auto" style:writing-mode="lr-tb"/>
    </style:style>
    <style:style style:name="P28" style:family="paragraph" style:parent-style-name="Standard" style:list-style-name="LS3">
      <style:paragraph-properties fo:margin-top="0in" fo:margin-bottom="0in" style:contextual-spacing="false" fo:line-height="100%" fo:break-before="auto" fo:break-after="auto" style:writing-mode="lr-tb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32" style:family="paragraph">
      <style:paragraph-properties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33" style:family="paragraph">
      <style:paragraph-properties style:writing-mode="lr-tb"/>
    </style:style>
    <style:style style:name="P34" style:family="paragraph" style:parent-style-name="Text_20_body">
      <style:text-properties officeooo:paragraph-rsid="00113b6e"/>
    </style:style>
    <style:style style:name="P35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T3" style:family="text">
      <style:text-properties style:font-name="Verdana" fo:font-size="9pt" style:font-name-asian="Verdana" style:font-size-asian="9pt" style:font-name-complex="Verdana" style:font-size-complex="9pt"/>
    </style:style>
    <style:style style:name="T4" style:family="text">
      <style:text-properties style:font-name="Verdana" fo:font-size="8pt" style:font-name-asian="Verdana" style:font-size-asian="8pt" style:font-name-complex="Verdana" style:font-size-complex="8pt"/>
    </style:style>
    <style:style style:name="T5" style:family="text">
      <style:text-properties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T6" style:family="text">
      <style:text-properties style:font-name="Verdana" fo:font-size="8pt" fo:font-style="italic" style:font-name-asian="Verdana" style:font-size-asian="8pt" style:font-style-asian="italic" style:font-name-complex="Verdana" style:font-size-complex="8pt" style:font-style-complex="italic"/>
    </style:style>
    <style:style style:name="T7" style:family="text"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8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9" style:family="text">
      <style:text-properties fo:color="#b7b7b7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10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11" style:family="text">
      <style:text-properties style:text-line-through-style="solid" style:text-line-through-type="single" style:font-name="Verdana" fo:font-size="8pt" style:font-name-asian="Verdana" style:font-size-asian="8pt" style:font-name-complex="Verdana" style:font-size-complex="8pt"/>
    </style:style>
    <style:style style:name="T12" style:family="text"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13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Verdana" fo:font-size="8pt" fo:font-style="italic" style:text-underline-style="none" fo:font-weight="bold" style:font-name-asian="Verdana" style:font-size-asian="8pt" style:font-style-asian="italic" style:font-weight-asian="bold" style:font-name-complex="Verdana" style:font-size-complex="8pt" style:font-style-complex="italic" style:font-weight-complex="bold"/>
    </style:style>
    <style:style style:name="T15" style:family="text">
      <style:text-properties fo:color="#000000" style:text-line-through-style="none" style:text-line-through-type="none" style:font-name="Verdana" fo:font-size="8pt" fo:font-style="italic" style:text-underline-style="none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/>
    </style:style>
    <style:style style:name="T16" style:family="text">
      <style:text-properties fo:color="#6aa84f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7" style:family="text">
      <style:text-properties fo:color="#ff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8" style:family="text">
      <style:text-properties fo:color="#ff0000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19" style:family="text">
      <style:text-properties fo:font-variant="normal" fo:text-transform="none" fo:color="#333333" style:font-name="Roboto" fo:font-size="13.5pt" fo:letter-spacing="normal" fo:font-style="normal" fo:font-weight="bold"/>
    </style:style>
    <style:style style:name="T20" style:family="text">
      <style:text-properties fo:font-variant="normal" fo:text-transform="none" fo:color="#333333" style:font-name="Roboto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">Practice strategies for high score:</text:span></text:p>
      <text:list xml:id="list13161863196069222" text:style-name="LS1">
        <text:list-item>
          <text:p text:style-name="P21"><text:span text:style-name="T4">Use 2-5 minutes to plan and understand. This will help to write a better essay and faster.</text:span></text:p>
        </text:list-item>
        <text:list-item>
          <text:p text:style-name="P21"><text:span text:style-name="T4">Understanding the question.</text:span></text:p>
          <text:list>
            <text:list-item>
              <text:p text:style-name="P21"><text:span text:style-name="T4">Paraphrase the question: </text:span><text:span text:style-name="T8">use synonyms, expression, phrases, grammar.</text:span></text:p>
              <text:list>
                <text:list-item>
                  <text:p text:style-name="P21"><text:span text:style-name="T4">Make sure you understand.</text:span></text:p>
                </text:list-item>
                <text:list-item>
                  <text:p text:style-name="P21"><text:span text:style-name="T4">Collect very useful vocabulary.</text:span></text:p>
                </text:list-item>
                <text:list-item>
                  <text:p text:style-name="P21"><text:span text:style-name="T4">Gives deeper thoughts about the question. </text:span></text:p>
                </text:list-item>
              </text:list>
            </text:list-item>
            <text:list-item>
              <text:p text:style-name="P21"><text:span text:style-name="T4">Identify the </text:span><text:span text:style-name="T5">topic</text:span><text:span text:style-name="T4"> and the </text:span><text:span text:style-name="T5">controlling idea</text:span><text:span text:style-name="T4">. </text:span><text:span text:style-name="T8">(Keep it simple !)</text:span></text:p>
              <text:list>
                <text:list-item>
                  <text:p text:style-name="P21"><text:span text:style-name="T4">Topic is the subject, what or who the question is concerned with. Usually a noun or one word.<text:tab/></text:span></text:p>
                </text:list-item>
                <text:list-item>
                  <text:p text:style-name="P21"><text:span text:style-name="T4">Controlling idea is everything that connected with the topic.</text:span></text:p>
                </text:list-item>
              </text:list>
            </text:list-item>
          </text:list>
        </text:list-item>
        <text:list-item>
          <text:p text:style-name="P21"><text:span text:style-name="T4">Planning the correct response.</text:span></text:p>
          <text:list>
            <text:list-item>
              <text:p text:style-name="P21"><text:span text:style-name="T4">Use critical thinking and ask “what?”, “why?”, “how?” about the topic and controlling idea and the </text:span><text:span text:style-name="T5">connecting sentence</text:span><text:span text:style-name="T4">. </text:span></text:p>
              <text:list>
                <text:list-item>
                  <text:p text:style-name="P21"><text:span text:style-name="T4">What is the topic? </text:span></text:p>
                </text:list-item>
                <text:list-item>
                  <text:p text:style-name="P21"><text:span text:style-name="T4">Why it is important?</text:span></text:p>
                </text:list-item>
                <text:list-item>
                  <text:p text:style-name="P21"><text:span text:style-name="T4">How is this taught? (example) </text:span></text:p>
                </text:list-item>
                <text:list-item>
                  <text:p text:style-name="P24">Opinion</text:p>
                </text:list-item>
              </text:list>
            </text:list-item>
          </text:list>
        </text:list-item>
        <text:list-item>
          <text:p text:style-name="P21"><text:span text:style-name="T4">Writing a strong essay.</text:span></text:p>
        </text:list-item>
      </text:list>
      <text:p text:style-name="P3"/>
      <text:p text:style-name="P1"><text:span text:style-name="T2">Four paragraph persuasive 1st person essay:</text:span></text:p>
      <text:list xml:id="list7053184650759969790" text:style-name="LS2">
        <text:list-item>
          <text:p text:style-name="P25">Introduction</text:p>
          <text:list>
            <text:list-item>
              <text:p text:style-name="P27"><text:span text:style-name="T4">Hook - </text:span><text:span text:style-name="T10">an interesting statement to catch the reader’s attention.</text:span></text:p>
            </text:list-item>
            <text:list-item>
              <text:p text:style-name="P26"><text:span text:style-name="T4">Background - </text:span><text:span text:style-name="T10">Definition of the question and why this is an important question.</text:span></text:p>
            </text:list-item>
            <text:list-item>
              <text:p text:style-name="P26"><text:span text:style-name="T4">Disagree statement</text:span></text:p>
            </text:list-item>
            <text:list-item>
              <text:p text:style-name="P27"><text:span text:style-name="T4">Agree statement / Thesis statement: </text:span><text:span text:style-name="T10">is goal of the writer in a simple sentence with several clear points which will be discussed in the body paragraph</text:span></text:p>
            </text:list-item>
          </text:list>
        </text:list-item>
        <text:list-item>
          <text:p text:style-name="P26"><text:span text:style-name="T4">Body paragraph-1</text:span></text:p>
          <text:list>
            <text:list-item>
              <text:p text:style-name="P27"><text:span text:style-name="T4">Topic sentence: </text:span><text:span text:style-name="T10">what the paragraph is about (relation between topic and a controlling idea)</text:span></text:p>
            </text:list-item>
            <text:list-item>
              <text:p text:style-name="P26"><text:span text:style-name="T4">Explanation: </text:span><text:span text:style-name="T10">why this controlling idea is important for topic.</text:span></text:p>
            </text:list-item>
            <text:list-item>
              <text:p text:style-name="P27"><text:span text:style-name="T4">Example: </text:span><text:span text:style-name="T10">needs to be specific; include name, place, times etc. [My friend Sohel, cousin Foysal, Last year june, at home in Dhaka, Bangladesh]</text:span></text:p>
            </text:list-item>
            <text:list-item>
              <text:p text:style-name="P26"><text:span text:style-name="T4">Paragraph conclusion / connecting sentence: </text:span><text:span text:style-name="T10">information that joins to start the next body paragraph.</text:span></text:p>
            </text:list-item>
          </text:list>
        </text:list-item>
        <text:list-item>
          <text:p text:style-name="P26"><text:span text:style-name="T4">Body paragraph-2</text:span></text:p>
          <text:list>
            <text:list-item>
              <text:p text:style-name="P26"><text:span text:style-name="T4">Topic sentence</text:span></text:p>
            </text:list-item>
            <text:list-item>
              <text:p text:style-name="P25">Explanation</text:p>
            </text:list-item>
            <text:list-item>
              <text:p text:style-name="P25">Example</text:p>
            </text:list-item>
            <text:list-item>
              <text:p text:style-name="P26"><text:span text:style-name="T11">Paragraph conclusion / connecting sentence:</text:span></text:p>
            </text:list-item>
          </text:list>
        </text:list-item>
        <text:list-item>
          <text:p text:style-name="P25">Conclusion</text:p>
          <text:list>
            <text:list-item>
              <text:p text:style-name="P27"><text:span text:style-name="T4">Restate main points: </text:span><text:span text:style-name="T10">in a simple sentence, remind the reader of the key points. Try to paraphrase the key points from the thesis.</text:span></text:p>
            </text:list-item>
            <text:list-item>
              <text:p text:style-name="P27"><text:span text:style-name="T4">Argument restated: </text:span><text:span text:style-name="T10">strongly paraphrase the arguments made in the essay to convince your audience.</text:span></text:p>
            </text:list-item>
            <text:list-item>
              <text:p text:style-name="P27"><text:span text:style-name="T4">Purpose/Implementation:</text:span><text:span text:style-name="T10"> a message which makes the information in the essay important for the reader.</text:span></text:p>
            </text:list-item>
          </text:list>
        </text:list-item>
      </text:list>
      <text:p text:style-name="P5"/>
      <text:p text:style-name="P1"><text:span text:style-name="T2">Tips:</text:span></text:p>
      <text:p text:style-name="P4"/>
      <text:list xml:id="list6762995945306968696" text:style-name="LS3">
        <text:list-item>
          <text:p text:style-name="P28"><text:span text:style-name="T3">After reading the question underline the key points and write some synonyms of the key points. Take a few seconds to outline your main point before start to write.</text:span></text:p>
        </text:list-item>
        <text:list-item>
          <text:p text:style-name="P28"><text:span text:style-name="T3">You have to answer all parts of the question.</text:span></text:p>
        </text:list-item>
        <text:list-item>
          <text:p text:style-name="P28"><text:span text:style-name="T3">Summarize your main points. Your final paragraph needs to sum up all your arguments.</text:span></text:p>
        </text:list-item>
        <text:list-item>
          <text:p text:style-name="P28"><text:span text:style-name="T3">Use examples whenever possible: e.g. Human activities, such as deforestation and fossil fuel consumption, have led to serious environmental problems.</text:span></text:p>
        </text:list-item>
      </text:list>
      <text:p text:style-name="P4"/>
      <text:p text:style-name="P3"><text:soft-page-break/></text:p>
      <text:p text:style-name="P12"><text:span text:style-name="T2">Question Types: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9">Opinion</text:p>
          </table:table-cell>
          <table:table-cell table:style-name="Table1.A1" office:value-type="string">
            <text:p text:style-name="P29">Discussion</text:p>
          </table:table-cell>
          <table:table-cell table:style-name="Table1.A1" office:value-type="string">
            <text:p text:style-name="P13"><text:span text:style-name="T12">Opinion &amp; Discussion</text:span></text:p>
          </table:table-cell>
          <table:table-cell table:style-name="Table1.A1" office:value-type="string">
            <text:p text:style-name="P29">Situation</text:p>
          </table:table-cell>
        </table:table-row>
        <table:table-row>
          <table:table-cell table:style-name="Table1.A1" office:value-type="string">
            <text:p text:style-name="P13"><text:span text:style-name="T13">Contains conjunction </text:span><text:span text:style-name="T14">or</text:span></text:p>
            <text:p text:style-name="P14"/>
            <text:p text:style-name="P13"><text:span text:style-name="T13">Example:</text:span></text:p>
            <text:p text:style-name="P13"><text:span text:style-name="T13">To what extend do you agree or disagree?</text:span></text:p>
            <text:p text:style-name="P14"/>
            <text:p text:style-name="P13"><text:span text:style-name="T13">Is this positive or negative development?</text:span></text:p>
          </table:table-cell>
          <table:table-cell table:style-name="Table1.A1" office:value-type="string">
            <text:p text:style-name="P13"><text:span text:style-name="T13">Contains conjunction </text:span><text:span text:style-name="T14">and</text:span></text:p>
            <text:p text:style-name="P14"/>
            <text:p text:style-name="P13"><text:span text:style-name="T13">Example:</text:span></text:p>
            <text:p text:style-name="P13"><text:span text:style-name="T13">What are the benefits and drawbacks?</text:span></text:p>
            <text:p text:style-name="P14"/>
            <text:p text:style-name="P13"><text:span text:style-name="T13">Discuss the advantages and disadvantages.</text:span></text:p>
          </table:table-cell>
          <table:table-cell table:style-name="Table1.A1" office:value-type="string">
            <text:p text:style-name="P13"><text:span text:style-name="T13">Contains the word </text:span><text:span text:style-name="T14">discuss and opinion</text:span></text:p>
            <text:p text:style-name="P14"/>
            <text:p text:style-name="P13"><text:span text:style-name="T13">Example:</text:span></text:p>
            <text:p text:style-name="P13"><text:span text:style-name="T13">Discuss both views and give your opinion.</text:span></text:p>
            <text:p text:style-name="P13"><text:span text:style-name="T13">Do the advantages outweigh the disadvantages?</text:span></text:p>
          </table:table-cell>
          <table:table-cell table:style-name="Table1.A1" office:value-type="string">
            <text:p text:style-name="P16"><text:span text:style-name="T13">Example:</text:span></text:p>
            <text:p text:style-name="P13"><text:span text:style-name="T13">What are the problems? What solutions can you suggest?</text:span></text:p>
            <text:p text:style-name="P14"/>
            <text:p text:style-name="P13"><text:span text:style-name="T13">Which factors contribute to this? Is it realistic to expect these factors?</text:span></text:p>
          </table:table-cell>
        </table:table-row>
      </table:table>
      <text:p text:style-name="P1"/>
      <text:p text:style-name="P13"><text:span text:style-name="T2">Answer Templates: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9">Opinion</text:p>
          </table:table-cell>
          <table:table-cell table:style-name="Table2.A1" office:value-type="string">
            <text:p text:style-name="P29">Discussion</text:p>
          </table:table-cell>
          <table:table-cell table:style-name="Table2.A1" office:value-type="string">
            <text:p text:style-name="P16"><text:span text:style-name="T12">Opinion &amp; Discussion</text:span></text:p>
          </table:table-cell>
          <table:table-cell table:style-name="Table2.A1" office:value-type="string">
            <text:p text:style-name="P30">Situation</text:p>
          </table:table-cell>
        </table:table-row>
        <table:table-row>
          <table:table-cell table:style-name="Table2.A1" office:value-type="string">
            <text:p text:style-name="P13"><text:span text:style-name="T15">Introduction:</text:span><text:span text:style-name="T13"> Paraphrase the question. Tell the reader your opinion and plan.</text:span></text:p>
            <text:p text:style-name="P14"/>
            <text:p text:style-name="P13"><text:span text:style-name="T15">Body para -1:</text:span><text:span text:style-name="T13"> Support your opinion with argument and examples.</text:span></text:p>
            <text:p text:style-name="P14"/>
            <text:p text:style-name="P13"><text:span text:style-name="T15">Body para -2:</text:span><text:span text:style-name="T13"> Support your opinion further with another argument and examples.</text:span></text:p>
            <text:p text:style-name="P14"/>
            <text:p text:style-name="P13"><text:span text:style-name="T15">Conclusion:</text:span><text:span text:style-name="T13"> Summarize your key points and </text:span><text:span text:style-name="T16">restate your opinion.</text:span></text:p>
          </table:table-cell>
          <table:table-cell table:style-name="Table2.A1" office:value-type="string">
            <text:p text:style-name="P13"><text:span text:style-name="T15">Introduction:</text:span><text:span text:style-name="T13"> Paraphrase the question. Tell the reader your plan.</text:span></text:p>
            <text:p text:style-name="P14"/>
            <text:p text:style-name="P13"><text:span text:style-name="T15">Body para -1: </text:span><text:span text:style-name="T13">Discuss advantages or one side of the argument.</text:span></text:p>
            <text:p text:style-name="P14"/>
            <text:p text:style-name="P13"><text:span text:style-name="T15">Body para -2: </text:span><text:span text:style-name="T13">Discuss disadvantages or other side of the argument.</text:span></text:p>
            <text:p text:style-name="P14"/>
            <text:p text:style-name="P13"><text:span text:style-name="T15">Conclusion: </text:span><text:span text:style-name="T13">Summarize key points. </text:span><text:span text:style-name="T17">You do not need to give the reader your opinion.</text:span></text:p>
          </table:table-cell>
          <table:table-cell table:style-name="Table2.A1" office:value-type="string">
            <text:p text:style-name="P13"><text:span text:style-name="T15">Introduction:</text:span><text:span text:style-name="T13"> Paraphrase the question. Tell the reader your opinion and plan.</text:span></text:p>
            <text:p text:style-name="P14"/>
            <text:p text:style-name="P13"><text:span text:style-name="T15">Body para - 1:</text:span><text:span text:style-name="T13"> Discuss the side you disagree with</text:span></text:p>
            <text:p text:style-name="P14"/>
            <text:p text:style-name="P13"><text:span text:style-name="T15">Body para - 2:</text:span><text:span text:style-name="T13"> Discuss the side you agree with, making it clear that you agree.</text:span></text:p>
            <text:p text:style-name="P15"/>
            <text:p text:style-name="P13"><text:span text:style-name="T15">Conclusion:</text:span><text:span text:style-name="T13"> Summarize your key points and </text:span><text:span text:style-name="T16">restate your opinion.</text:span></text:p>
          </table:table-cell>
          <table:table-cell table:style-name="Table2.A1" office:value-type="string">
            <text:p text:style-name="P13"><text:span text:style-name="T15">Introduction:</text:span><text:span text:style-name="T13"> Paraphrase the question. Tell the reader your plan.</text:span></text:p>
            <text:p text:style-name="P14"/>
            <text:p text:style-name="P13"><text:span text:style-name="T15">Body para - 1:</text:span><text:span text:style-name="T13"> One problem and solution / factor and causes etc.</text:span></text:p>
            <text:p text:style-name="P14"/>
            <text:p text:style-name="P13"><text:span text:style-name="T15">Body para - 2:</text:span><text:span text:style-name="T13"> Another problem and solution / factor and causes etc.</text:span></text:p>
            <text:p text:style-name="P14"/>
            <text:p text:style-name="P13"><text:span text:style-name="T15">Conclusion: </text:span><text:span text:style-name="T13">Summarize key points and state who should solve problems / consider solution.</text:span></text:p>
          </table:table-cell>
        </table:table-row>
      </table:table>
      <text:p text:style-name="P1"/>
      <text:p text:style-name="P4"/>
      <text:p>Advantages and Disadvantages Questions</text:p>
      <text:p><text:span text:style-name="Strong_20_Emphasis">Typical Question Words</text:span></text:p>
      <text:p text:style-name="Text_20_body">Discuss the advantages and disadvantages.<text:line-break/>Discuss the advantages and disadvantages and give your own opinion.</text:p>
      <text:p text:style-name="Text_20_body"><text:span text:style-name="Strong_20_Emphasis">Example Question</text:span></text:p>
      <text:p text:style-name="Text_20_body">Computers are being used more and more in education.<text:line-break/>Discuss the advantages and disadvantages and give your own opinion.</text:p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34"><text:span text:style-name="Strong_20_Emphasis">Introduction<text:line-break/></text:span>Sentence 1- Paraphrase Question<text:line-break/>Sentence 2- Outline Sentence</text:p>
          </table:table-cell>
          <table:covered-table-cell/>
        </table:table-row>
        <table:table-row>
          <table:table-cell table:style-name="Table3.A2" office:value-type="string">
            <text:p text:style-name="P34"><text:span text:style-name="Strong_20_Emphasis">Main Body Paragraph 1<text:line-break/></text:span>Sentence 1- State One Advantage<text:line-break/>Sentence 2- Expand/Explain Advantage<text:line-break/>Sentence 3- Example<text:line-break/>Sentence 4- Result</text:p>
          </table:table-cell>
          <table:table-cell table:style-name="Table3.B2" office:value-type="string">
            <text:p text:style-name="P34"><text:span text:style-name="Strong_20_Emphasis">Main Body Paragraph 2<text:line-break/></text:span>Sentence 1- State One Disadvantage<text:line-break/>Sentence 2- Expand/Explain Disadvantage<text:line-break/>Sentence 3- Example<text:line-break/>Sentence 4- Result</text:p>
          </table:table-cell>
        </table:table-row>
        <table:table-row>
          <table:table-cell table:style-name="Table3.B2" table:number-columns-spanned="2" office:value-type="string">
            <text:p text:style-name="P34"><text:span text:style-name="Strong_20_Emphasis">Conclusion<text:line-break/></text:span>Sentence 1- Summary<text:line-break/>Sentence 2- Opinion</text:p>
          </table:table-cell>
          <table:covered-table-cell/>
        </table:table-row>
      </table:table>
      <text:p text:style-name="Text_20_body"/>
      <text:p text:style-name="Text_20_body"/>
      <text:p text:style-name="Text_20_body"><text:soft-page-break/><text:line-break/></text:p>
      <text:p text:style-name="Text_20_body"/>
      <text:p text:style-name="Text_20_body"/>
      <text:p text:style-name="P31"/>
      <text:p text:style-name="P18"><text:span text:style-name="T2">Practice 1:</text:span></text:p>
      <text:p text:style-name="P1"><text:span text:style-name="T4">Universities should take the same number of men and women in each major. To what extent do you agree or disagree with this statement?</text:span></text:p>
      <text:p text:style-name="P7"/>
      <text:p text:style-name="P13"><text:span text:style-name="T4">Paraphrase = <text:s/>Post-secondary education ought to accept equal number of male and female students in every subject. To what degree do you think that this is correct or incorrect?</text:span></text:p>
      <text:p text:style-name="P17"/>
      <text:p text:style-name="P13"><text:span text:style-name="T4">Topic = University</text:span></text:p>
      <text:p text:style-name="P1"><text:span text:style-name="T4">Controlling idea = same number of men and women in every major.</text:span></text:p>
      <text:p text:style-name="P7"/>
      <text:p text:style-name="P1"><text:span text:style-name="T6">Introductory Paragraph:</text:span></text:p>
      <text:p text:style-name="P2"><text:span text:style-name="T9">(Hook)</text:span><text:span text:style-name="T4"> Universities are the source of cultural evolution for society. </text:span><text:span text:style-name="T9">(Background)</text:span><text:span text:style-name="T4"> The institution of the university is responsible for advancing generations through higher level education and research. </text:span><text:span text:style-name="T9">(Disagree)</text:span><text:span text:style-name="T4"> </text:span><text:span text:style-name="T7">Some individuals believe that</text:span><text:span text:style-name="T4"> universities should encourage the equality among men and women by accepting equal numbers into every subject. </text:span><text:span text:style-name="T9">(Agree)</text:span><text:span text:style-name="T4"> </text:span><text:span text:style-name="T7">Although</text:span><text:span text:style-name="T4"> </text:span><text:span text:style-name="T7">gender equality is important, I believe that</text:span><text:span text:style-name="T4"> universities should admit students into each major according to their </text:span><text:span text:style-name="T5">grades</text:span><text:span text:style-name="T4"> and </text:span><text:span text:style-name="T5">interest</text:span><text:span text:style-name="T4">.</text:span></text:p>
      <text:p text:style-name="P7"/>
      <text:p text:style-name="P1"><text:span text:style-name="T6">Body Paragraph 1:</text:span></text:p>
      <text:p text:style-name="P2"><text:span text:style-name="T9">(Topic sentence)</text:span><text:span text:style-name="T4"> Academic scores should be used by universities to decide which applicants are admitted into a specific major regardless of gender. </text:span><text:span text:style-name="T9">(Explanation)</text:span><text:span text:style-name="T4"> Many major require students to be hard-working and smart, so the best way to see this is by checking their academic score. </text:span><text:span text:style-name="T9">(Example)</text:span><text:span text:style-name="T4"> For instance students who wish to major in medical must show high academic aptitude because they will have much responsibility to take care of people’s health.</text:span><text:span text:style-name="T18"> </text:span><text:span text:style-name="T9">(Paragraph conclusion)</text:span><text:span text:style-name="T4"> Therefore, universities must consider grades rather than having same number of men and women in this major because gender does not necessarily reflect the grades.</text:span></text:p>
      <text:p text:style-name="P8"/>
      <text:p text:style-name="P6"/>
      <text:p text:style-name="P2"><text:span text:style-name="T7">Practice 2:</text:span></text:p>
      <text:p text:style-name="P2"><text:span text:style-name="T4">In most schools physical education is mandatory. Some people think that these classes should be optional for children. Which do you believe? And why?</text:span></text:p>
      <text:p text:style-name="P6"/>
      <text:p text:style-name="P2"><text:span text:style-name="T4">Paraphrase =</text:span><text:span text:style-name="T7"> </text:span><text:span text:style-name="T4">In many educational institutions gym class must be attended by students. However, others think that youth should have a choice to attend these classes. What is your opinion? Why do you believe this?</text:span></text:p>
      <text:p text:style-name="P8"/>
      <text:p text:style-name="P2"><text:span text:style-name="T4">Topic = Physical Education, exercise class, gym class</text:span></text:p>
      <text:p text:style-name="P2"><text:span text:style-name="T4">Controlling idea = mandatory or optional</text:span></text:p>
      <text:p text:style-name="P8"/>
      <text:p text:style-name="P2"><text:span text:style-name="T4">What is the topic?</text:span></text:p>
      <text:p text:style-name="P2"><text:span text:style-name="T4">Physical education = exercise, sports, competition</text:span></text:p>
      <text:p text:style-name="P8"/>
      <text:p text:style-name="P2"><text:span text:style-name="T4">Why it is important (taught)?</text:span></text:p>
      <text:p text:style-name="P2"><text:span text:style-name="T4">To teach: health, teamwork, for reward.</text:span></text:p>
      <text:p text:style-name="P8"/>
      <text:p text:style-name="P2"><text:span text:style-name="T4">How is this taught? (example)</text:span></text:p>
      <text:p text:style-name="P2"><text:span text:style-name="T4">Exercise helps to lose weight and stay fit. Playing soccer/football to co-operate and score goals.</text:span></text:p>
      <text:p text:style-name="P8"/>
      <text:p text:style-name="P2"><text:span text:style-name="T4">Opinion: Therefore, it should be taught because these are important life skills.</text:span></text:p>
      <text:p text:style-name="P8"/>
      <text:p text:style-name="P6"/>
      <text:p text:style-name="P2"><text:span text:style-name="T9">(Hook)</text:span><text:span text:style-name="T7"> </text:span><text:span text:style-name="T4">Exercise has been a part of children’s learning for thousands of years. </text:span><text:span text:style-name="T9">(Background)</text:span><text:span text:style-name="T4"> In most countries children are required to attend gym class, for several hours a week, from grades one to twelve. </text:span><text:span text:style-name="T9">(Disagree statement)</text:span><text:span text:style-name="T4"> Since many children feel incapable in sports and other physical activities, they would prefer optional physical educational classes. </text:span><text:span text:style-name="T9">(Thesis Statement)</text:span><text:span text:style-name="T4"> Although some children do not want to participate in physical education, I believe that these classes must be mandatory because they teach children </text:span><text:span text:style-name="T5">health</text:span><text:span text:style-name="T4"> and </text:span><text:span text:style-name="T5">cooperation</text:span><text:span text:style-name="T4">.</text:span></text:p>
      <text:p text:style-name="P8"/>
      <text:p text:style-name="P2"><text:span text:style-name="T6">Body Paragraph 1:</text:span></text:p>
      <text:p text:style-name="P2"><text:span text:style-name="T9">(Topic sentence)</text:span><text:span text:style-name="T4"> Physical health is very important for all children, physical education helps to promote health through exercise. </text:span><text:span text:style-name="T9">(Explanation)</text:span><text:span text:style-name="T4"> Since children attend gym class several times a week, they improve their bodies through sports such as running and playing soccer. Exercise increases blood flow and muscle tone. </text:span><text:span text:style-name="T9">(Example)</text:span><text:span text:style-name="T4"> For example, my younger brother Saiful has four hours of mandatory physical education per week, playing soccer and basketball, and he is in excellent physical shape. </text:span><text:span text:style-name="T9">(Connecting sentence)</text:span><text:span text:style-name="T4"> This is one of the two important reasons why I believe physical education should be mandatory.</text:span></text:p>
      <text:p text:style-name="P8"/>
      <text:p text:style-name="P2"><text:span text:style-name="T6">Body Paragraph 2:</text:span></text:p>
      <text:p text:style-name="P2"><text:span text:style-name="T9">(Topic Sentence - “What”)</text:span><text:span text:style-name="T4"> Many activities in physical education classes require students to work together. </text:span><text:span text:style-name="T9">(Support 1- Explanation - “Why”)</text:span><text:span text:style-name="T4"> In gym class, children play many team sports, such as soccer and basketball that require strong communication and team effort to win. Through these team sports, students learn how to co-operate with each other to reach a common goal. </text:span><text:span text:style-name="T9">(Support 2 - Example - “How”)</text:span><text:span text:style-name="T4"> For instance, my father told me that he is successful in business because he learned many skills from playing baseball in gym class, and these help min to be a good team player.</text:span></text:p>
      <text:p text:style-name="P8"/>
      <text:p text:style-name="P2"><text:soft-page-break/><text:span text:style-name="T6">Concluding Paragraph:</text:span></text:p>
      <text:p text:style-name="P2"><text:span text:style-name="T9">(Key points restated)</text:span><text:span text:style-name="T4"> </text:span><text:span text:style-name="T7">In conclusion,</text:span><text:span text:style-name="T4"> physical education teaches important parts of life including health and cooperation. </text:span><text:span text:style-name="T9">(Argument restated strongly)</text:span><text:span text:style-name="T4"> Therefore, I strongly believe that all children should have to attend physical education classes because health and teamwork must be a part of every person’s life. </text:span><text:span text:style-name="T9">(Purpose/Implication - Message)</text:span><text:span text:style-name="T4"> </text:span><text:span text:style-name="T7">As a result,</text:span><text:span text:style-name="T4"> children should be encouraged by parents to participate in gym class regardless of their physical abilities.</text:span></text:p>
      <text:p text:style-name="P7"/>
      <text:p text:style-name="P1"><text:span text:style-name="T2">Paragraph Structure:</text:span></text:p>
      <text:p text:style-name="P5"/>
      <text:p text:style-name="P1"><text:span text:style-name="T7">Introduction</text:span><text:span text:style-name="T4">: paraphrase question and include your opinion.</text:span></text:p>
      <text:p text:style-name="P1"><text:span text:style-name="T7">Body paragraphs</text:span><text:span text:style-name="T4">: argument for nuclear technology.</text:span></text:p>
      <text:p text:style-name="P1"><text:span text:style-name="T7">Body paragraphs</text:span><text:span text:style-name="T4">: against nuclear technology.</text:span></text:p>
      <text:p text:style-name="P1"><text:span text:style-name="T7">Conclusion</text:span><text:span text:style-name="T4">: paraphrase your opinion.</text:span></text:p>
      <text:p text:style-name="P7"/>
      <text:p text:style-name="P1"><text:span text:style-name="T7">Tips:</text:span></text:p>
      <text:list xml:id="list5593678908685076679" text:style-name="LS4">
        <text:list-item>
          <text:p text:style-name="P22"><text:span text:style-name="T4">Use paragraphs</text:span></text:p>
        </text:list-item>
        <text:list-item>
          <text:p text:style-name="P22"><text:span text:style-name="T4">Start paragraph with a short simple topic sentence. In the remainder of the paragraph provides explanation, evidence, example or personal opinion to build on and extend the idea.</text:span></text:p>
        </text:list-item>
        <text:list-item>
          <text:p text:style-name="P22"><text:span text:style-name="T4">Connect paragraphs and sentence with linking words.</text:span></text:p>
        </text:list-item>
        <text:list-item>
          <text:p text:style-name="P22"><text:span text:style-name="T4">The number words should be 260 to 280.</text:span></text:p>
        </text:list-item>
        <text:list-item>
          <text:p text:style-name="P22"><text:span text:style-name="T4">Analyse the topic.</text:span></text:p>
        </text:list-item>
        <text:list-item>
          <text:p text:style-name="P22"><text:span text:style-name="T4">Fully respond to all parts of the question.</text:span></text:p>
        </text:list-item>
        <text:list-item>
          <text:p text:style-name="P22"><text:span text:style-name="T4">Spend 5 minutes planning your essay.</text:span></text:p>
        </text:list-item>
        <text:list-item>
          <text:p text:style-name="P22"><text:span text:style-name="T4">In the introduction the first sentence needs to paraphrase the question.</text:span></text:p>
        </text:list-item>
        <text:list-item>
          <text:p text:style-name="P22"><text:span text:style-name="T4">Divide your essay into a minimum of four paragraphs including an introduction, body paragraph and a conclusion.</text:span></text:p>
        </text:list-item>
        <text:list-item>
          <text:p text:style-name="P22"><text:span text:style-name="T4">Start each paragraph with a topic sentence.</text:span></text:p>
        </text:list-item>
        <text:list-item>
          <text:p text:style-name="P22"><text:span text:style-name="T4">Include your argument followed by an example to validate your position.</text:span></text:p>
        </text:list-item>
        <text:list-item>
          <text:p text:style-name="P22"><text:span text:style-name="T4">Use the conclusion to summarize the points you raised in the body paragraphs.</text:span></text:p>
        </text:list-item>
        <text:list-item>
          <text:p text:style-name="P22"><text:span text:style-name="T4">Use impersonal language and 3rd person in the introduction and body paragraph.</text:span></text:p>
        </text:list-item>
        <text:list-item>
          <text:p text:style-name="P22"><text:span text:style-name="T4">Use passive voice to sound more formal. Eg. “This film will be shown.”</text:span></text:p>
        </text:list-item>
        <text:list-item>
          <text:p text:style-name="P22"><text:span text:style-name="T4">Use synonyms to avoid repetition. Use formal linking words. Eg. despite, nevertheless, furthermore etc.</text:span></text:p>
        </text:list-item>
        <text:list-item>
          <text:p text:style-name="P22"><text:span text:style-name="T4">Use the personal to state your opinion in the conclusion.</text:span></text:p>
        </text:list-item>
      </text:list>
      <text:p text:style-name="P10"><text:span text:style-name="T4">Dont’s:</text:span></text:p>
      <text:list xml:id="list4378853517934430820" text:style-name="LS5">
        <text:list-item>
          <text:p text:style-name="P23"><text:span text:style-name="T4">Do not use contractions. Eg. use ‘do not’ instead of don’t </text:span></text:p>
        </text:list-item>
        <text:list-item>
          <text:p text:style-name="P23"><text:span text:style-name="T4">Do not use any emotive language in your essay.</text:span></text:p>
        </text:list-item>
        <text:list-item>
          <text:p text:style-name="P23"><text:span text:style-name="T4">Do not only use your personal examples to validate your arguments.</text:span></text:p>
        </text:list-item>
        <text:list-item>
          <text:p text:style-name="P23"><text:span text:style-name="T4">Do not use colloquial expressions or slang terms. Eg. I had an </text:span><text:span text:style-name="T5">awesome</text:span><text:span text:style-name="T4"> time.</text:span></text:p>
        </text:list-item>
        <text:list-item>
          <text:p text:style-name="P23"><text:span text:style-name="T4">Avoid excessive use of simple vocabulary and the basic linking words. Eg. say, thin, had, but, also.</text:span></text:p>
        </text:list-item>
        <text:list-item>
          <text:p text:style-name="P23"><text:span text:style-name="T4">Do not repeat the same vocabulary throughout your essay.</text:span></text:p>
        </text:list-item>
        <text:list-item>
          <text:p text:style-name="P23"><text:span text:style-name="T4">Do not use any words or phrases that you do not completely understand.</text:span></text:p>
        </text:list-item>
        <text:list-item>
          <text:p text:style-name="P23"><text:span text:style-name="T4">Do not copy the task question in your introduction.</text:span></text:p>
        </text:list-item>
        <text:list-item>
          <text:p text:style-name="P23"><text:span text:style-name="T4">Do not forget to answer all parts of the question.</text:span></text:p>
        </text:list-item>
        <text:list-item>
          <text:p text:style-name="P23"><text:span text:style-name="T4">Do not write fewer than 250 words.</text:span></text:p>
        </text:list-item>
        <text:list-item>
          <text:p text:style-name="P23"><text:span text:style-name="T4">Do not summarize your arguments in the conclusion paragraph of your essay.</text:span></text:p>
        </text:list-item>
        <text:list-item>
          <text:p text:style-name="P23"><text:span text:style-name="T4">Start your conclusion with either of the two patterns ‘To conclude’ or ‘In conclusion’.</text:span></text:p>
        </text:list-item>
        <text:list-item>
          <text:p text:style-name="P23"><text:span text:style-name="T4">Do not use examples or arguments that are unrelated to the topic.</text:span></text:p>
        </text:list-item>
        <text:list-item>
          <text:p text:style-name="P23"><text:span text:style-name="T4">Don’t over-use linking words or phrases.</text:span></text:p>
        </text:list-item>
      </text:list>
      <text:p text:style-name="P9"/>
      <text:p text:style-name="P10"><text:soft-page-break/><text:span text:style-name="T7">Practice -3:</text:span></text:p>
      <text:p text:style-name="P10"><text:span text:style-name="T6">“A lot of people believe that smoking is really bad, so the government should ban it. To what extent do you agree or disagree?”</text:span></text:p>
      <text:p text:style-name="P9"/>
      <text:p text:style-name="P11"><text:span text:style-name="T4">It is extensively acknowledged that smoking is detrimental to our health and well-being, so government and relative organizations should prohibit it, I completely agree with this point of view, I think smoking should be ban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7</text:page-number></text:span><text:span text:style-name="MT1"> of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</meta:editing-cycles>
    <dc:date>2017-03-28T17:43:43.479315782</dc:date>
    <meta:editing-duration>PT9M7S</meta:editing-duration>
    <meta:document-statistic meta:table-count="3" meta:image-count="0" meta:object-count="0" meta:page-count="7" meta:paragraph-count="162" meta:word-count="1953" meta:character-count="12197" meta:non-whitespace-character-count="10466"/>
  </office:meta>
</office:document-meta>
</file>